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000000" loext:opacity="100%" style:font-name="Calibri" fo:font-size="10pt" style:font-size-asian="10pt" style:font-name-complex="Calibri1"/>
    </style:style>
    <style:style style:name="T3" style:family="text">
      <style:text-properties fo:color="#008000" loext:opacity="100%" style:font-name="Calibri" fo:font-size="10pt" style:font-size-asian="10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e_20_préformaté"><text:bookmark text:name="_GoBack"/>The European Championship was created in 1993 at the instigation of the French-speaking community and has taken place every year since.</text:p>
      <text:p text:style-name="Texte_20_préformaté">The first edition was preceded by several other conventions qualified as European between 1972 and 1992 (in Italy, the Netherlands and finally in France). In 1992, an edition called “Euro Diplomate” and foreshadowing the first edition of 1993, really allowed the project to be validated; this tournament also, like the first edition, took place in Paris.</text:p>
      <text:p text:style-name="Texte_20_préformaté">The French Gwen Maggi, who has won it four times and the Norwegian Inge Kjøl , British Simon Bouton, French Cyrille Sevin and Russian Alexandre Lebedev , each twice, are the most successful players.</text:p>
      <text:p text:style-name="Texte_20_préformaté">The title is not reserved for a European and has been won twice by an American and once by an Australian.</text:p>
      <text:p text:style-name="Texte_20_préformaté"/>
      <text:p text:style-name="Texte_20_préformaté">In bold, the organizations and winners from French-speaking countries.</text:p>
      <text:p text:style-name="Texte_20_préformaté">1993, <text:span text:style-name="T1">Paris (France) </text:span>: <text:span text:style-name="T1">Samy Malki (France)</text:span></text:p>
      <text:p text:style-name="Texte_20_préformaté">1994, Linköping (Sweden): <text:span text:style-name="T1">Xavier Blanchot (France)</text:span></text:p>
      <text:p text:style-name="Texte_20_préformaté">1995, Cirencester (United Kingdom): Inge Kjøl (Norway)</text:p>
      <text:p text:style-name="Texte_20_préformaté">1996, Oslo (Norway): Inge Kjøl (Norway)</text:p>
      <text:p text:style-name="Texte_20_préformaté">1997, <text:span text:style-name="T1">Namur (Belgium) </text:span>: <text:span text:style-name="T1">Cyrille Sevin (France)</text:span></text:p>
      <text:p text:style-name="Texte_20_préformaté">1998, Bedford (United Kingdom): Toby Harris (United Kingdom)</text:p>
      <text:p text:style-name="Texte_20_préformaté">1999, Turku (Finland): Simon Bouton (United Kingdom)</text:p>
      <text:p text:style-name="Texte_20_préformaté">2000, <text:span text:style-name="T1">Paris (France) </text:span>: Leif Bergman (Sweden)</text:p>
      <text:p text:style-name="Texte_20_préformaté">2001, Dublin (Ireland): Paraic Reddington (Ireland)</text:p>
      <text:p text:style-name="Texte_20_préformaté">2002, Malmö (Sweden): Frank Johansen (Norway)</text:p>
      <text:p text:style-name="Texte_20_préformaté">2003, Serravalle (San Marino): <text:span text:style-name="T1">Yann Clouet (France)</text:span></text:p>
      <text:p text:style-name="Texte_20_préformaté">2004, Darmstadt (Germany): Edi Birsan (USA)</text:p>
      <text:p text:style-name="Texte_20_préformaté">2005, Utrecht (Netherlands): Simon Bouton (United Kingdom)</text:p>
      <text:p text:style-name="Texte_20_préformaté">2006, Cheshunt (United Kingdom): <text:span text:style-name="T1">Benjamin Pouillès-Duplaix (France)</text:span></text:p>
      <text:p text:style-name="Texte_20_préformaté">2007, <text:span text:style-name="T1">Marseilles (France) </text:span>: <text:span text:style-name="T1">Fabien Grellier (France)</text:span></text:p>
      <text:p text:style-name="Texte_20_préformaté">2008, Brunate (Italy): Luca Pazzaglia (Italy)</text:p>
      <text:p text:style-name="Texte_20_préformaté">2009, Bonn (Germany): André Ilievics (Germany)</text:p>
      <text:p text:style-name="Texte_20_préformaté">2010, <text:span text:style-name="T1">Paris (France) </text:span>: Fabian Straub (Germany)</text:p>
      <text:p text:style-name="Texte_20_préformaté">2011, Derby (United Kingdom): <text:span text:style-name="T1">Gwen Maggi (France)</text:span></text:p>
      <text:p text:style-name="Texte_20_préformaté">2012, Serravalle (Saint-Marin): <text:span text:style-name="T1">Nicolas Sahuguet (France)</text:span></text:p>
      <text:p text:style-name="Texte_20_préformaté">2013, <text:span text:style-name="T1">Namur (Belgium) </text:span>: <text:span text:style-name="T1">Gwen Maggi (France)</text:span></text:p>
      <text:p text:style-name="Texte_20_préformaté">2014, Rome (Italy): Peter McNamara (Australia)</text:p>
      <text:p text:style-name="Texte_20_préformaté">2015, Leicester (United Kingdom): <text:span text:style-name="T1">Cyrille Sevin (France)</text:span></text:p>
      <text:p text:style-name="Texte_20_préformaté">2016, <text:span text:style-name="T1">Paris (France) </text:span>: <text:span text:style-name="T1">Gwen Maggi (France)</text:span></text:p>
      <text:p text:style-name="Texte_20_préformaté">2017, Milan (Italy): <text:span text:style-name="T1">Gwen Maggi (France)</text:span></text:p>
      <text:p text:style-name="Texte_20_préformaté">2018, <text:span text:style-name="T1">Paris (France) </text:span>: <text:span text:style-name="T1">Lei Saarlainen (France)</text:span></text:p>
      <text:p text:style-name="Texte_20_préformaté">2019, Amsterdam (Netherlands): Andrew Katcher (USA)</text:p>
      <text:p text:style-name="Texte_20_préformaté">2020, <text:span text:style-name="T1">Sion (Switzerland) </text:span>: Alexandre Lebedev (Russia)</text:p>
      <text:p text:style-name="Texte_20_préformaté">2021, Serravalle (San Marino): Alexandre Lebedev (Russia)</text:p>
      <text:p text:style-name="Texte_20_préformaté">2022, <text:span text:style-name="T1">Sion (Switzerland) </text:span>: <text:span text:style-name="T1">Christophe Borgeat (Switzerland)</text:span></text:p>
      <text:p text:style-name="Texte_20_préformaté"/>
      <text:p text:style-name="Texte_20_préformaté"/>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font-name="Liberation Serif" fo:font-family="'Liberation Serif'" style:font-family-generic="roman" style:font-pitch="variable" fo:font-size="12pt" fo:language="en" fo:country="US"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Titre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exte_20_préformaté" style:display-name="Texte préformaté" style:family="paragraph" style:parent-style-name="Standard">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loext:linked-style-name="Header">
      <style:text-properties style:font-name="Liberation Serif" fo:font-family="'Liberation Serif'" style:font-family-generic="roman" style:font-pitch="variable" fo:font-size="12pt" fo:language="en" fo:country="US"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Pied_20_de_20_page_20_Car" style:display-name="Pied de page Car" style:family="text" style:parent-style-name="Default_20_Paragraph_20_Font" loext:linked-style-name="Footer">
      <style:text-properties style:font-name="Liberation Serif" fo:font-family="'Liberation Serif'" style:font-family-generic="roman" style:font-pitch="variable" fo:font-size="12pt" fo:language="en" fo:country="US"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emie LEFRANCOIS - Contractor</meta:initial-creator>
    <meta:editing-cycles>3</meta:editing-cycles>
    <meta:print-date>1601-01-01T00:00:00</meta:print-date>
    <meta:creation-date>2023-09-01T07:25:00</meta:creation-date>
    <dc:date>2023-09-01T17:45:54.662078842</dc:date>
    <meta:editing-duration>PT16S</meta:editing-duration>
    <meta:generator>LibreOffice/7.4.7.2$Linux_X86_64 LibreOffice_project/40$Build-2</meta:generator>
    <meta:document-statistic meta:table-count="0" meta:image-count="0" meta:object-count="0" meta:page-count="1" meta:paragraph-count="35" meta:word-count="341" meta:character-count="2352" meta:non-whitespace-character-count="2046"/>
    <meta:user-defined meta:name="AppVersion">16.0000</meta:user-defined>
    <meta:user-defined meta:name="Company">Thales</meta:user-defined>
    <meta:user-defined meta:name="MSIP_Label_4265dfd4-2f28-40ac-a130-d2bbe8ae537d_ActionId">8d2745a5-7270-465c-8cea-843366189431</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9-01T07:25:13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